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86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38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SU ID</text:p>
          </table:table-cell>
          <table:table-cell office:value-type="string" calcext:value-type="string">
            <text:p>Ingame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ndbasis?</text:p>
          </table:table-cell>
          <table:table-cell office:value-type="string" calcext:value-type="string">
            <text:p>Subtune?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r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it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edit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evel 1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evel 1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evel 1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evel 1-1 Boss Int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evel 1-1 Bos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evel 2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Level 2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Level 2-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Level 2-3 Boss Int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Level 2-3 Bo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Level 3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Level 4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Level 3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vel 3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used Boss Theme?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vel 4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vel 4-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vel 4-3 Bo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vel 1-X Geschaff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vel 2-X Geschaf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vel 3-X Geschaff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vel 4-X Geschaff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.00.0000</text:date>, <text:time style:data-style-name="N2" text:time-value="20:39:32.5129511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22:53:14.674664090</meta:creation-date>
    <dc:date>2015-07-24T20:28:52.364461888</dc:date>
    <meta:editing-duration>PT29M43S</meta:editing-duration>
    <meta:editing-cycles>3</meta:editing-cycles>
    <meta:generator>LibreOffice/4.4.4.3$Linux_X86_64 LibreOffice_project/40m0$Build-3</meta:generator>
    <meta:document-statistic meta:table-count="1" meta:cell-count="122" meta:object-count="0"/>
  </office:meta>
</office:document-meta>
</file>